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style:style style:name="P4" style:family="paragraph" style:parent-style-name="Standard" style:list-style-name="L3">
      <style:text-properties fo:font-size="16pt" style:font-size-asian="16pt" style:font-size-complex="16pt"/>
    </style:style>
    <style:style style:name="P5" style:family="paragraph" style:parent-style-name="Standard" style:list-style-name="L4">
      <style:text-properties fo:font-size="16pt" style:font-size-asian="16pt" style:font-size-complex="16pt"/>
    </style:style>
    <style:style style:name="P6" style:family="paragraph" style:parent-style-name="Standard" style:list-style-name="L5">
      <style:text-properties fo:font-size="16pt" style:font-size-asian="16pt" style:font-size-complex="16pt"/>
    </style:style>
    <style:style style:name="P7" style:family="paragraph" style:parent-style-name="Standard" style:list-style-name="L6">
      <style:text-properties fo:font-size="16pt" style:font-size-asian="16pt" style:font-size-complex="16pt"/>
    </style:style>
    <style:style style:name="P8" style:family="paragraph" style:parent-style-name="Standard" style:list-style-name="L7">
      <style:text-properties fo:font-size="16pt" style:font-size-asian="16pt" style:font-size-complex="16pt"/>
    </style:style>
    <style:style style:name="P9" style:family="paragraph" style:parent-style-name="Standard" style:list-style-name="L8">
      <style:text-properties fo:font-size="16pt" style:font-size-asian="16pt" style:font-size-complex="16pt"/>
    </style:style>
    <style:style style:name="P10" style:family="paragraph" style:parent-style-name="Standard" style:list-style-name="L10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11.1-11.4 Intellectual Property</text:p>
      <text:p text:style-name="P1"/>
      <text:p text:style-name="P1">If it's property, why don't we pay property tax on it?</text:p>
      <text:p text:style-name="P1"/>
      <text:p text:style-name="P1">Intellectual Property</text:p>
      <text:list xml:id="list2031489370" text:style-name="L1">
        <text:list-item>
          <text:p text:style-name="P2">A creation that requires significant resources to initially create, few resources to duplicate</text:p>
        </text:list-item>
        <text:list-item>
          <text:p text:style-name="P2">Examples: software, media, books</text:p>
        </text:list-item>
      </text:list>
      <text:p text:style-name="P1"/>
      <text:p text:style-name="P1">Threat</text:p>
      <text:list xml:id="list1271749766" text:style-name="L3">
        <text:list-item>
          <text:p text:style-name="P4">User of the system is attacker</text:p>
        </text:list-item>
        <text:list-item>
          <text:p text:style-name="P4">Hardware may be malicious</text:p>
        </text:list-item>
        <text:list-item>
          <text:p text:style-name="P4">OS may be malicious</text:p>
        </text:list-item>
        <text:list-item>
          <text:p text:style-name="P4">Apps may be malicious</text:p>
        </text:list-item>
        <text:list-item>
          <text:p text:style-name="P4">Extremely challenging threat model: only one user need be sufficiently skilled to defeat checks, then they distribute cracked copy to everyone else</text:p>
        </text:list-item>
      </text:list>
      <text:p text:style-name="P1"/>
      <text:p text:style-name="P1">Common protection</text:p>
      <text:list xml:id="list1048671429" text:style-name="L2">
        <text:list-item>
          <text:p text:style-name="P3">License files &amp; checks in software</text:p>
        </text:list-item>
        <text:list-item>
          <text:p text:style-name="P3">DRM checks in media viewers/players</text:p>
        </text:list-item>
      </text:list>
      <text:p text:style-name="P1"/>
      <text:p text:style-name="P1">Defeating protections</text:p>
      <text:list xml:id="list864187144" text:style-name="L8">
        <text:list-item>
          <text:p text:style-name="P9">Generate duplicate / fake license files</text:p>
          <text:list>
            <text:list-item>
              <text:p text:style-name="P9">Producers make software call home (windows genuine advantage)</text:p>
            </text:list-item>
          </text:list>
        </text:list-item>
        <text:list-item>
          <text:p text:style-name="P9">License checks &amp; DRM checks are just code</text:p>
          <text:list>
            <text:list-item>
              <text:p text:style-name="P9">Identify &amp; remove code / overwrite with nops</text:p>
            </text:list-item>
            <text:list-item>
              <text:p text:style-name="P9">Def: Cracked software: new version of a formerly protected piece of software with protections removed</text:p>
            </text:list-item>
            <text:list-item>
              <text:p text:style-name="P9">Producers try to make removal highly difficult</text:p>
            </text:list-item>
          </text:list>
        </text:list-item>
      </text:list>
      <text:p text:style-name="P1"/>
      <text:p text:style-name="P1">Software protections</text:p>
      <text:list xml:id="list1110849519" text:style-name="L5">
        <text:list-item>
          <text:p text:style-name="P6">Self-checksumming</text:p>
          <text:list>
            <text:list-item>
              <text:p text:style-name="P6">[ Explain self-checksumming with an example ]</text:p>
            </text:list-item>
            <text:list-item>
              <text:p text:style-name="P6">[ Explain attack using malicious OS playing games with page tables ]</text:p>
            </text:list-item>
          </text:list>
        </text:list-item>
        <text:list-item>
          <text:p text:style-name="P6">Code obfuscation</text:p>
          <text:list>
            <text:list-item>
              <text:p text:style-name="P6">Makes software difficult to analyze, hard to find protection code</text:p>
            </text:list-item>
            <text:list-item>
              <text:p text:style-name="P6"><text:soft-page-break/>Examples: indirect control flows, opaque predicates, return address manipulation</text:p>
            </text:list-item>
          </text:list>
        </text:list-item>
      </text:list>
      <text:p text:style-name="P1"/>
      <text:p text:style-name="P1">Watermarking</text:p>
      <text:list xml:id="list1042912063" text:style-name="L4">
        <text:list-item>
          <text:p text:style-name="P5">Def: embedded information in a digital file that identifies unique copies of the file but cannot be easily identified, altered, or removed</text:p>
        </text:list-item>
        <text:list-item>
          <text:p text:style-name="P5">Provides attribution for copies</text:p>
        </text:list-item>
      </text:list>
      <text:list xml:id="list346361308" text:continue-list="list1110849519" text:style-name="L5">
        <text:list-item>
          <text:p text:style-name="P6">Software watermarking</text:p>
          <text:list>
            <text:list-item>
              <text:p text:style-name="P6">Variable names</text:p>
            </text:list-item>
            <text:list-item>
              <text:p text:style-name="P6">Code layout</text:p>
            </text:list-item>
          </text:list>
        </text:list-item>
      </text:list>
      <text:list xml:id="list640186528" text:style-name="L10">
        <text:list-item>
          <text:p text:style-name="P10">Does not prevent distribution, allows identification &amp; prosecution of leaker</text:p>
        </text:list-item>
      </text:list>
      <text:p text:style-name="P1"/>
      <text:p text:style-name="P1">Hidden functionality (Old Macs)</text:p>
      <text:list xml:id="list1957349313" text:continue-list="list346361308" text:style-name="L5">
        <text:list-item>
          <text:list>
            <text:list-item>
              <text:p text:style-name="P6"><text:a xlink:type="simple" xlink:href="http://www.folklore.org/StoryView.py?project=Macintosh&amp;story=Stolen_From_Apple.txt&amp;sortOrder=Sort%20by%20Rating&amp;detail=medium">http://www.folklore.org/StoryView.py?project=Macintosh&amp;story=Stolen_From_Apple.txt&amp;sortOrder=Sort%20by%20Rating&amp;detail=medium</text:a> </text:p>
            </text:list-item>
            <text:list-item>
              <text:p text:style-name="P6"><text:a xlink:type="simple" xlink:href="http://img516.imageshack.us/img516/5517/stolenfromapple3zv.jpg">http://img516.imageshack.us/img516/5517/stolenfromapple3zv.jpg</text:a> </text:p>
            </text:list-item>
          </text:list>
        </text:list-item>
      </text:list>
      <text:list xml:id="list211444325" text:continue-list="list640186528" text:style-name="L10">
        <text:list-header>
          <text:p text:style-name="P10"/>
        </text:list-header>
      </text:list>
      <text:p text:style-name="P1">Media protections</text:p>
      <text:list xml:id="list474372307" text:style-name="L6">
        <text:list-item>
          <text:p text:style-name="P7">Watermarking</text:p>
          <text:list>
            <text:list-item>
              <text:p text:style-name="P7">Similar to covert channel</text:p>
            </text:list-item>
            <text:list-item>
              <text:p text:style-name="P7">Distort data in ways not visible to human</text:p>
            </text:list-item>
            <text:list-item>
              <text:p text:style-name="P7">Must be robust to media transformations (resizing, etc)</text:p>
            </text:list-item>
          </text:list>
        </text:list-item>
        <text:list-item>
          <text:p text:style-name="P7">Program that enforces protections on media</text:p>
          <text:list>
            <text:list-item>
              <text:p text:style-name="P7">[… so software protections matter, too]</text:p>
            </text:list-item>
          </text:list>
        </text:list-item>
      </text:list>
      <text:p text:style-name="P1"/>
      <text:p text:style-name="P1">Trusted hardware (TCG)</text:p>
      <text:list xml:id="list1965399577" text:style-name="L7">
        <text:list-item>
          <text:p text:style-name="P8">[ Draw picture vertical stack, verifying upwards ]</text:p>
        </text:list-item>
        <text:list-item>
          <text:p text:style-name="P8">[ Idea: verification will ensure that next layer does not have malicious software... has only known software that people know doesn't break license checks 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4-10T23:58:35</meta:creation-date>
    <dc:date>2008-12-02T10:18:24</dc:date>
    <dc:language>en-US</dc:language>
    <meta:editing-cycles>12</meta:editing-cycles>
    <meta:editing-duration>PT02H52M37S</meta:editing-duration>
    <meta:document-statistic meta:table-count="0" meta:image-count="0" meta:object-count="0" meta:page-count="2" meta:paragraph-count="48" meta:word-count="344" meta:character-count="2267"/>
    <meta:user-defined meta:name="Info 1"/>
    <meta:user-defined meta:name="Info 2"/>
    <meta:user-defined meta:name="Info 3"/>
    <meta:user-defined meta:name="Info 4"/>
  </office:meta>
</office:document-meta>
</file>